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9.385cm" fo:margin-left="-1.438cm" table:align="left" style:writing-mode="lr-tb"/>
    </style:style>
    <style:style style:name="Table1.A" style:family="table-column">
      <style:table-column-properties style:column-width="8.721cm"/>
    </style:style>
    <style:style style:name="Table1.B" style:family="table-column">
      <style:table-column-properties style:column-width="6.043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2.39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4.482cm" style:keep-together="true" fo:keep-together="auto"/>
    </style:style>
    <style:style style:name="Table2" style:family="table">
      <style:table-properties style:width="19.385cm" fo:margin-left="-1.438cm" table:align="left" style:writing-mode="lr-tb"/>
    </style:style>
    <style:style style:name="Table2.A" style:family="table-column">
      <style:table-column-properties style:column-width="8.721cm"/>
    </style:style>
    <style:style style:name="Table2.B" style:family="table-column">
      <style:table-column-properties style:column-width="6.04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39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5" style:family="table-row">
      <style:table-row-properties style:min-row-height="4.482cm" style:keep-together="true" fo:keep-together="auto"/>
    </style:style>
    <style:style style:name="Table3" style:family="table" style:master-page-name="Convert_20_2">
      <style:table-properties style:width="26.37cm" fo:margin-left="-1.438cm" style:page-number="0" table:align="left" style:writing-mode="lr-tb"/>
    </style:style>
    <style:style style:name="Table3.A" style:family="table-column">
      <style:table-column-properties style:column-width="12.7cm"/>
    </style:style>
    <style:style style:name="Table3.B" style:family="table-column">
      <style:table-column-properties style:column-width="0.635cm"/>
    </style:style>
    <style:style style:name="Table3.C" style:family="table-column">
      <style:table-column-properties style:column-width="13.035cm"/>
    </style:style>
    <style:style style:name="Table3.1" style:family="table-row">
      <style:table-row-properties style:keep-together="false" fo:keep-together="always"/>
    </style:style>
    <style:style style:name="Table3.A1.1" style:family="table-column">
      <style:table-column-properties style:column-width="6.509cm"/>
    </style:style>
    <style:style style:name="Table3.A1.2" style:family="table-column">
      <style:table-column-properties style:column-width="3.334cm"/>
    </style:style>
    <style:style style:name="Table3.A1.3" style:family="table-column">
      <style:table-column-properties style:column-width="0.476cm"/>
    </style:style>
    <style:style style:name="Table3.A1.4" style:family="table-column">
      <style:table-column-properties style:column-width="2.381cm"/>
    </style:style>
    <style:style style:name="Table3.A1.1" style:family="table-row">
      <style:table-row-properties style:keep-together="false" fo:keep-together="always"/>
    </style:style>
    <style:style style:name="Table3.A1.1.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A1.5" style:family="table-row">
      <style:table-row-properties style:min-row-height="4.482cm" style:keep-together="false" fo:keep-together="always"/>
    </style:style>
    <style:style style:name="Table3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3.C1.1" style:family="table-column">
      <style:table-column-properties style:column-width="6.191cm"/>
    </style:style>
    <style:style style:name="Table3.C1.2" style:family="table-column">
      <style:table-column-properties style:column-width="3.969cm"/>
    </style:style>
    <style:style style:name="Table3.C1.4" style:family="table-column">
      <style:table-column-properties style:column-width="2.399cm"/>
    </style:style>
    <style:style style:name="Table3.C1.2.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2" style:family="table-row">
      <style:table-row-properties style:min-row-height="0.307cm"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top="0cm" fo:margin-bottom="0.106cm">
        <style:tab-stops>
          <style:tab-stop style:position="7.62cm" style:type="center"/>
          <style:tab-stop style:position="16.669cm" style:type="right"/>
        </style:tab-stops>
      </style:paragraph-properties>
      <style:text-properties fo:font-weight="bold" style:font-weight-asian="bold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6.669cm" style:type="right"/>
        </style:tab-stops>
      </style:paragraph-properties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8Num1"/>
    <style:style style:name="P5" style:family="paragraph" style:parent-style-name="Standard">
      <style:paragraph-properties>
        <style:tab-stops>
          <style:tab-stop style:position="5.632cm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7" style:family="paragraph" style:parent-style-name="Standard">
      <style:paragraph-properties fo:margin-left="0.025cm" fo:margin-right="0cm" fo:margin-top="0.106cm" fo:margin-bottom="0.212cm" fo:text-indent="0cm" style:auto-text-indent="false" style:snap-to-layout-grid="false"/>
    </style:style>
    <style:style style:name="P8" style:family="paragraph" style:parent-style-name="Standard">
      <style:paragraph-properties fo:margin-left="0.025cm" fo:margin-right="0cm" fo:margin-top="0.106cm" fo:margin-bottom="0.212cm" fo:text-indent="0cm" style:auto-text-indent="false"/>
      <style:text-properties fo:font-size="9pt" style:font-size-asian="9pt" style:font-name-complex="Arial" style:font-size-complex="9pt"/>
    </style:style>
    <style:style style:name="P9" style:family="paragraph" style:parent-style-name="Standard">
      <style:paragraph-properties fo:margin-left="0.025cm" fo:margin-right="0cm" fo:margin-top="0.106cm" fo:margin-bottom="0.212cm" fo:text-indent="0cm" style:auto-text-indent="false" style:snap-to-layout-grid="false"/>
      <style:text-properties fo:font-size="9pt" style:font-size-asian="9pt" style:font-name-complex="Arial" style:font-size-complex="9pt"/>
    </style:style>
    <style:style style:name="P10" style:family="paragraph" style:parent-style-name="Standard">
      <style:paragraph-properties fo:margin-left="0.025cm" fo:margin-right="0cm" fo:margin-top="0.106cm" fo:margin-bottom="0.212cm" fo:text-indent="0cm" style:auto-text-indent="false" style:snap-to-layout-grid="false"/>
      <style:text-properties style:font-name="AvantGarde" fo:font-size="9pt" style:font-size-asian="9pt" style:font-name-complex="Arial" style:font-size-complex="9pt"/>
    </style:style>
    <style:style style:name="P11" style:family="paragraph" style:parent-style-name="Standard">
      <style:paragraph-properties fo:margin-left="0.025cm" fo:margin-right="0cm" fo:margin-top="0.071cm" fo:margin-bottom="0.071cm" fo:text-indent="0cm" style:auto-text-indent="false" style:snap-to-layout-grid="false"/>
    </style:style>
    <style:style style:name="P12" style:family="paragraph" style:parent-style-name="Standard">
      <style:paragraph-properties fo:margin-left="0.025cm" fo:margin-right="0cm" fo:margin-top="0.071cm" fo:margin-bottom="0.071cm" fo:text-indent="0cm" style:auto-text-indent="false" style:snap-to-layout-grid="false"/>
      <style:text-properties fo:font-size="9pt" style:font-size-asian="9pt" style:font-name-complex="Arial" style:font-size-complex="9pt"/>
    </style:style>
    <style:style style:name="P13" style:family="paragraph" style:parent-style-name="Standard">
      <style:paragraph-properties fo:margin-top="0.106cm" fo:margin-bottom="0.212cm" style:snap-to-layout-grid="false"/>
      <style:text-properties fo:font-size="9pt" style:font-size-asian="9pt" style:font-name-complex="Arial" style:font-size-complex="9pt"/>
    </style:style>
    <style:style style:name="P14" style:family="paragraph" style:parent-style-name="Standard">
      <style:paragraph-properties fo:margin-left="0.025cm" fo:margin-right="0cm" fo:margin-top="0.106cm" fo:margin-bottom="0.212cm" fo:text-indent="1.27cm" style:auto-text-indent="false" style:snap-to-layout-grid="false"/>
      <style:text-properties fo:font-size="9pt" style:font-size-asian="9pt" style:font-name-complex="Arial" style:font-size-complex="9pt"/>
    </style:style>
    <style:style style:name="P15" style:family="paragraph" style:parent-style-name="Standard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/>
      <style:text-properties fo:font-size="9pt" style:font-size-asian="9pt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 style:master-page-name="Convert_20_1">
      <style:paragraph-properties style:page-number="auto">
        <style:tab-stops>
          <style:tab-stop style:position="5.632cm"/>
        </style:tab-stops>
      </style:paragraph-properties>
      <style:text-properties fo:font-size="4pt" style:font-size-asian="4pt" style:font-size-complex="4pt"/>
    </style:style>
    <style:style style:name="T1" style:family="text">
      <style:text-properties fo:font-size="9pt" fo:font-weight="bold" style:font-size-asian="9pt" style:font-weight-asian="bold" style:font-name-complex="Arial" style:font-size-complex="9pt"/>
    </style:style>
    <style:style style:name="T2" style:family="text">
      <style:text-properties fo:font-size="9pt" style:font-size-asian="9pt" style:font-name-complex="Arial" style:font-size-complex="9pt"/>
    </style:style>
    <style:style style:name="T3" style:family="text">
      <style:text-properties style:font-name="AvantGarde"/>
    </style:style>
    <style:style style:name="T4" style:family="text">
      <style:text-properties fo:font-size="10pt" fo:language="en" fo:country="US" style:font-size-asian="10pt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>EMRG’s role is to provide a radio communications system to move information between client destinations. The EMRG Basic Message Form provides a simple form that is intuitive for the client and EMRG members, to facilitate the movement of information. </text:p>
      <text:p text:style-name="P3"/>
      <text:p text:style-name="P3">The Basic Message Form is based on the ICS 213 General Message form, with the signature and reply sections removed.</text:p>
      <text:p text:style-name="Standard"/>
      <text:p text:style-name="Standard">There are two versions of the EMRG-520 Basic Message Form;</text:p>
      <text:list text:style-name="WW8Num1">
        <text:list-item>
          <text:p text:style-name="P4">EMRG-520-2 <text:s/>Two message forms per sheet of paper</text:p>
        </text:list-item>
        <text:list-item>
          <text:p text:style-name="P4">EMRG-520-4 <text:s/>Four message forms per sheet of paper</text:p>
        </text:list-item>
      </text:list>
      <text:p text:style-name="Standard"/>
      <text:p text:style-name="P5">Print out as many pages of either form as required and cut out the individual message forms on each page.<text:tab/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span text:style-name="T1">TO</text:span><text:span text:style-name="T2">: </text:span></text:p>
          </table:table-cell>
          <table:table-cell table:style-name="Table1.B1" table:number-columns-spanned="3" office:value-type="string">
            <text:p text:style-name="P13">POSITION: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FROM: <text:tab/></text:p>
          </table:table-cell>
          <table:table-cell table:style-name="Table1.B1" table:number-columns-spanned="3" office:value-type="string">
            <text:p text:style-name="P13">POSITION:<text:tab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SUBJECT: </text:p>
          </table:table-cell>
          <table:table-cell table:style-name="Table1.A1" office:value-type="string">
            <text:p text:style-name="P9">DATE: </text:p>
          </table:table-cell>
          <table:table-cell table:style-name="Table1.B1" table:number-columns-spanned="2" office:value-type="string">
            <text:p text:style-name="P9">TIME: 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12">MESSAGE:</text:p>
          </table:table-cell>
          <table:covered-table-cell/>
          <table:covered-table-cell/>
          <table:table-cell table:style-name="Table1.B1" office:value-type="string">
            <text:p text:style-name="P11"><text:span text:style-name="T2">EMRG-520-2</text:span></text:p>
          </table:table-cell>
        </table:table-row>
        <table:table-row table:style-name="Table1.5">
          <table:table-cell table:style-name="Table1.B1" table:number-columns-spanned="4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<text:span text:style-name="T1">TO</text:span><text:span text:style-name="T2">: </text:span></text:p>
          </table:table-cell>
          <table:table-cell table:style-name="Table2.B1" table:number-columns-spanned="3" office:value-type="string">
            <text:p text:style-name="P13">POSITION: 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9">FROM: <text:tab/></text:p>
          </table:table-cell>
          <table:table-cell table:style-name="Table2.B1" table:number-columns-spanned="3" office:value-type="string">
            <text:p text:style-name="P13">POSITION:<text:tab/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9">SUBJECT: </text:p>
          </table:table-cell>
          <table:table-cell table:style-name="Table2.A1" office:value-type="string">
            <text:p text:style-name="P9">DATE: </text:p>
          </table:table-cell>
          <table:table-cell table:style-name="Table2.B1" table:number-columns-spanned="2" office:value-type="string">
            <text:p text:style-name="P9">TIME: </text:p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p text:style-name="P12">MESSAGE:</text:p>
          </table:table-cell>
          <table:covered-table-cell/>
          <table:covered-table-cell/>
          <table:table-cell table:style-name="Table2.B1" office:value-type="string">
            <text:p text:style-name="P11"><text:span text:style-name="T2">EMRG-520-2</text:span></text:p>
          </table:table-cell>
        </table:table-row>
        <table:table-row table:style-name="Table2.5">
          <table:table-cell table:style-name="Table2.B1" table:number-columns-spanned="4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>
            <table:table table:is-sub-table="true">
              <table:table-column table:style-name="Table3.A1.1"/>
              <table:table-column table:style-name="Table3.A1.2"/>
              <table:table-column table:style-name="Table3.A1.3"/>
              <table:table-column table:style-name="Table3.A1.4"/>
              <table:table-row table:style-name="Table3.A1.1">
                <table:table-cell table:style-name="Table3.A1.1.1" office:value-type="string">
                  <text:p text:style-name="P7"><text:span text:style-name="T1">TO</text:span><text:span text:style-name="T2">: </text:span></text:p>
                </table:table-cell>
                <table:table-cell table:style-name="Table3.A1.1.1" table:number-columns-spanned="3" office:value-type="string">
                  <text:p text:style-name="P13">POSITION: </text:p>
                </table:table-cell>
                <table:covered-table-cell/>
                <table:covered-table-cell/>
              </table:table-row>
              <table:table-row table:style-name="Table3.A1.1">
                <table:table-cell table:style-name="Table3.A1.1.1" office:value-type="string">
                  <text:p text:style-name="P9">FROM: <text:tab/></text:p>
                </table:table-cell>
                <table:table-cell table:style-name="Table3.A1.1.1" table:number-columns-spanned="3" office:value-type="string">
                  <text:p text:style-name="P13">POSITION:<text:tab/></text:p>
                </table:table-cell>
                <table:covered-table-cell/>
                <table:covered-table-cell/>
              </table:table-row>
              <table:table-row table:style-name="Table3.A1.1">
                <table:table-cell table:style-name="Table3.A1.1.1" office:value-type="string">
                  <text:p text:style-name="P9">SUBJECT: </text:p>
                </table:table-cell>
                <table:table-cell table:style-name="Table3.A1.1.1" office:value-type="string">
                  <text:p text:style-name="P9">DATE: </text:p>
                </table:table-cell>
                <table:table-cell table:style-name="Table3.A1.1.1" table:number-columns-spanned="2" office:value-type="string">
                  <text:p text:style-name="P9">TIME: </text:p>
                </table:table-cell>
                <table:covered-table-cell/>
              </table:table-row>
              <table:table-row table:style-name="Table3.A1.1">
                <table:table-cell table:style-name="Table3.A1.1.1" table:number-columns-spanned="3" office:value-type="string">
                  <text:p text:style-name="P12">MESSAGE:</text:p>
                </table:table-cell>
                <table:covered-table-cell/>
                <table:covered-table-cell/>
                <table:table-cell table:style-name="Table3.A1.1.1" office:value-type="string">
                  <text:p text:style-name="P11"><text:span text:style-name="T2">EMRG-520-4</text:span></text:p>
                </table:table-cell>
              </table:table-row>
              <table:table-row table:style-name="Table3.A1.5">
                <table:table-cell table:style-name="Table3.A1.1.1" table:number-columns-spanned="4" office:value-type="string">
                  <text:p text:style-name="P9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</table:table-cell>
                <table:covered-table-cell/>
                <table:covered-table-cell/>
                <table:covered-table-cell/>
              </table:table-row>
            </table:table>
          </table:table-cell>
          <table:table-cell table:style-name="Table3.B1" office:value-type="string">
            <text:p text:style-name="P13"/>
          </table:table-cell>
          <table:table-cell>
            <table:table table:is-sub-table="true">
              <table:table-column table:style-name="Table3.C1.1"/>
              <table:table-column table:style-name="Table3.C1.2"/>
              <table:table-column table:style-name="Table3.A1.3"/>
              <table:table-column table:style-name="Table3.C1.4"/>
              <table:table-row table:style-name="Table3.A1.1">
                <table:table-cell table:style-name="Table3.A1.1.1" office:value-type="string">
                  <text:p text:style-name="P7"><text:span text:style-name="T1">TO</text:span><text:span text:style-name="T2">: </text:span></text:p>
                </table:table-cell>
                <table:table-cell table:style-name="Table3.C1.2.1" table:number-columns-spanned="3" office:value-type="string">
                  <text:p text:style-name="P13">POSITION: </text:p>
                </table:table-cell>
                <table:covered-table-cell/>
                <table:covered-table-cell/>
              </table:table-row>
              <table:table-row table:style-name="Table3.A1.1">
                <table:table-cell table:style-name="Table3.A1.1.1" office:value-type="string">
                  <text:p text:style-name="P9">FROM: <text:tab/></text:p>
                </table:table-cell>
                <table:table-cell table:style-name="Table3.C1.2.1" table:number-columns-spanned="3" office:value-type="string">
                  <text:p text:style-name="P13">POSITION:<text:tab/></text:p>
                </table:table-cell>
                <table:covered-table-cell/>
                <table:covered-table-cell/>
              </table:table-row>
              <table:table-row table:style-name="Table3.A1.1">
                <table:table-cell table:style-name="Table3.A1.1.1" office:value-type="string">
                  <text:p text:style-name="P9">SUBJECT: </text:p>
                </table:table-cell>
                <table:table-cell table:style-name="Table3.A1.1.1" office:value-type="string">
                  <text:p text:style-name="P9">DATE: </text:p>
                </table:table-cell>
                <table:table-cell table:style-name="Table3.C1.2.1" table:number-columns-spanned="2" office:value-type="string">
                  <text:p text:style-name="P9">TIME:</text:p>
                </table:table-cell>
                <table:covered-table-cell/>
              </table:table-row>
              <table:table-row table:style-name="Table3.A1.1">
                <table:table-cell table:style-name="Table3.A1.1.1" table:number-columns-spanned="3" office:value-type="string">
                  <text:p text:style-name="P12">MESSAGE:</text:p>
                </table:table-cell>
                <table:covered-table-cell/>
                <table:covered-table-cell/>
                <table:table-cell table:style-name="Table3.C1.2.1" office:value-type="string">
                  <text:p text:style-name="P11"><text:span text:style-name="T2">EMRG-520-4</text:span></text:p>
                </table:table-cell>
              </table:table-row>
              <table:table-row table:style-name="Table3.A1.5">
                <table:table-cell table:style-name="Table3.C1.2.1" table:number-columns-spanned="4" office:value-type="string">
                  <text:p text:style-name="P9"/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  <table:table-row table:style-name="Table3.2">
          <table:table-cell table:style-name="Table3.A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3.1">
          <table:table-cell>
            <table:table table:is-sub-table="true">
              <table:table-column table:style-name="Table3.A1.1"/>
              <table:table-column table:style-name="Table3.A1.2"/>
              <table:table-column table:style-name="Table3.A1.3"/>
              <table:table-column table:style-name="Table3.A1.4"/>
              <table:table-row table:style-name="Table3.A1.1">
                <table:table-cell table:style-name="Table3.A1.1.1" office:value-type="string">
                  <text:p text:style-name="P7"><text:span text:style-name="T1">TO</text:span><text:span text:style-name="T2">: </text:span></text:p>
                </table:table-cell>
                <table:table-cell table:style-name="Table3.A1.1.1" table:number-columns-spanned="3" office:value-type="string">
                  <text:p text:style-name="P13">POSITION: </text:p>
                </table:table-cell>
                <table:covered-table-cell/>
                <table:covered-table-cell/>
              </table:table-row>
              <table:table-row table:style-name="Table3.A1.1">
                <table:table-cell table:style-name="Table3.A1.1.1" office:value-type="string">
                  <text:p text:style-name="P9">FROM: <text:tab/></text:p>
                </table:table-cell>
                <table:table-cell table:style-name="Table3.A1.1.1" table:number-columns-spanned="3" office:value-type="string">
                  <text:p text:style-name="P13">POSITION:<text:tab/></text:p>
                </table:table-cell>
                <table:covered-table-cell/>
                <table:covered-table-cell/>
              </table:table-row>
              <table:table-row table:style-name="Table3.A1.1">
                <table:table-cell table:style-name="Table3.A1.1.1" office:value-type="string">
                  <text:p text:style-name="P9">SUBJECT: </text:p>
                </table:table-cell>
                <table:table-cell table:style-name="Table3.A1.1.1" office:value-type="string">
                  <text:p text:style-name="P9">DATE: </text:p>
                </table:table-cell>
                <table:table-cell table:style-name="Table3.A1.1.1" table:number-columns-spanned="2" office:value-type="string">
                  <text:p text:style-name="P9">TIME: </text:p>
                </table:table-cell>
                <table:covered-table-cell/>
              </table:table-row>
              <table:table-row table:style-name="Table3.A1.1">
                <table:table-cell table:style-name="Table3.A1.1.1" table:number-columns-spanned="3" office:value-type="string">
                  <text:p text:style-name="P12">MESSAGE:</text:p>
                </table:table-cell>
                <table:covered-table-cell/>
                <table:covered-table-cell/>
                <table:table-cell table:style-name="Table3.A1.1.1" office:value-type="string">
                  <text:p text:style-name="P11"><text:span text:style-name="T2">EMRG-520-4</text:span></text:p>
                </table:table-cell>
              </table:table-row>
              <table:table-row table:style-name="Table3.A1.1">
                <table:table-cell table:style-name="Table3.A1.1.1" table:number-columns-spanned="4" office:value-type="string">
                  <text:p text:style-name="P10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</table:table-cell>
                <table:covered-table-cell/>
                <table:covered-table-cell/>
                <table:covered-table-cell/>
              </table:table-row>
            </table:table>
          </table:table-cell>
          <table:table-cell table:style-name="Table3.B1" office:value-type="string">
            <text:p text:style-name="P13"/>
          </table:table-cell>
          <table:table-cell>
            <table:table table:is-sub-table="true">
              <table:table-column table:style-name="Table3.C1.1"/>
              <table:table-column table:style-name="Table3.C1.2"/>
              <table:table-column table:style-name="Table3.A1.3"/>
              <table:table-column table:style-name="Table3.C1.4"/>
              <table:table-row table:style-name="Table3.A1.1">
                <table:table-cell table:style-name="Table3.A1.1.1" office:value-type="string">
                  <text:p text:style-name="P7"><text:span text:style-name="T1">TO</text:span><text:span text:style-name="T2">: </text:span></text:p>
                </table:table-cell>
                <table:table-cell table:style-name="Table3.C1.2.1" table:number-columns-spanned="3" office:value-type="string">
                  <text:p text:style-name="P13">POSITION: </text:p>
                </table:table-cell>
                <table:covered-table-cell/>
                <table:covered-table-cell/>
              </table:table-row>
              <table:table-row table:style-name="Table3.A1.1">
                <table:table-cell table:style-name="Table3.A1.1.1" office:value-type="string">
                  <text:p text:style-name="P9">FROM: <text:tab/></text:p>
                </table:table-cell>
                <table:table-cell table:style-name="Table3.C1.2.1" table:number-columns-spanned="3" office:value-type="string">
                  <text:p text:style-name="P13">POSITION:<text:tab/></text:p>
                </table:table-cell>
                <table:covered-table-cell/>
                <table:covered-table-cell/>
              </table:table-row>
              <table:table-row table:style-name="Table3.A1.1">
                <table:table-cell table:style-name="Table3.A1.1.1" office:value-type="string">
                  <text:p text:style-name="P9">SUBJECT: </text:p>
                </table:table-cell>
                <table:table-cell table:style-name="Table3.A1.1.1" office:value-type="string">
                  <text:p text:style-name="P9">DATE: </text:p>
                </table:table-cell>
                <table:table-cell table:style-name="Table3.C1.2.1" table:number-columns-spanned="2" office:value-type="string">
                  <text:p text:style-name="P9">TIME:</text:p>
                </table:table-cell>
                <table:covered-table-cell/>
              </table:table-row>
              <table:table-row table:style-name="Table3.A1.1">
                <table:table-cell table:style-name="Table3.A1.1.1" table:number-columns-spanned="3" office:value-type="string">
                  <text:p text:style-name="P12">MESSAGE:</text:p>
                </table:table-cell>
                <table:covered-table-cell/>
                <table:covered-table-cell/>
                <table:table-cell table:style-name="Table3.C1.2.1" office:value-type="string">
                  <text:p text:style-name="P11"><text:span text:style-name="T2">EMRG-520-4</text:span></text:p>
                </table:table-cell>
              </table:table-row>
              <table:table-row table:style-name="Table3.A1.1">
                <table:table-cell table:style-name="Table3.C1.2.1" table:number-columns-spanned="4" office:value-type="string">
                  <text:p text:style-name="P9"/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Arial" fo:font-size="12pt" fo:language="en" fo:country="CA" style:font-size-asian="12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CA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P1" style:family="paragraph" style:parent-style-name="Header">
      <style:paragraph-properties fo:margin-top="0cm" fo:margin-bottom="0.106cm">
        <style:tab-stops>
          <style:tab-stop style:position="7.62cm" style:type="center"/>
          <style:tab-stop style:position="16.669cm" style:type="right"/>
        </style:tab-stops>
      </style:paragraph-properties>
      <style:text-properties fo:font-weight="bold" style:font-weight-asian="bold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6.669cm" style:type="right"/>
        </style:tab-stops>
      </style:paragraph-properties>
    </style:style>
    <style:style style:name="P3" style:family="paragraph" style:parent-style-name="Standard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/>
      <style:text-properties fo:font-size="9pt" style:font-size-asian="9pt"/>
    </style:style>
    <style:style style:name="P4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T1" style:family="text">
      <style:text-properties fo:font-size="10pt" fo:language="en" fo:country="US" style:font-size-asian="10pt"/>
    </style:style>
    <style:page-layout style:name="pm1">
      <style:page-layout-properties fo:page-width="21.59cm" fo:page-height="27.94cm" style:num-format="1" style:print-orientation="portrait" fo:margin-top="1cm" fo:margin-bottom="1.27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bottom="1.101cm" style:dynamic-spacing="true"/>
      </style:header-style>
      <style:footer-style>
        <style:header-footer-properties fo:min-height="0.93cm" fo:margin-top="0.831cm" style:dynamic-spacing="true"/>
      </style:footer-style>
    </style:page-layout>
    <style:page-layout style:name="pm2">
      <style:page-layout-properties fo:page-width="21.59cm" fo:page-height="27.94cm" style:num-format="1" style:print-orientation="portrait" fo:margin-top="0cm" fo:margin-bottom="0cm" fo:margin-left="2.489cm" fo:margin-right="2.48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bottom="0.917cm" style:dynamic-spacing="true"/>
      </style:header-style>
      <style:footer-style>
        <style:header-footer-properties fo:min-height="0.762cm" fo:margin-top="0.663cm" style:dynamic-spacing="true"/>
      </style:footer-style>
    </style:page-layout>
    <style:page-layout style:name="pm3">
      <style:page-layout-properties fo:page-width="27.94cm" fo:page-height="21.59cm" style:num-format="1" style:print-orientation="landscape" fo:margin-top="0cm" fo:margin-bottom="0cm" fo:margin-left="2.21cm" fo:margin-right="2.21cm" style:writing-mode="lr-tb" style:layout-grid-color="#c0c0c0" style:layout-grid-lines="3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62cm" fo:margin-bottom="0.663cm" style:dynamic-spacing="true"/>
      </style:header-style>
      <style:footer-style>
        <style:header-footer-properties fo:min-height="0.508cm" fo:margin-top="0.409cm" style:dynamic-spacing="true"/>
      </style:footer-style>
    </style:page-layout>
  </office:automatic-styles>
  <office:master-styles>
    <style:master-page style:name="Standard" style:page-layout-name="pm1">
      <style:header>
        <text:p text:style-name="P1">EMRG-520<text:tab/><text:tab/>Basic Message Form</text:p>
        <text:p text:style-name="P2"><text:span text:style-name="T1">Version: </text:span><text:span text:style-name="T1">1.0 <text:tab/>Emergency Measures Radio Group<text:tab/>Classification: Public<text:tab/></text:span></text:p>
        <text:p text:style-name="Header"/>
      </style:header>
      <style:footer>
        <text:p text:style-name="P3">TRAINED VOLUNTEER RADIO OPERATORS PREPARED TO PROVIDE</text:p>
        <text:p text:style-name="P4"><text:s/>COMMUNICATIONS IN AN EMERGENCY</text:p>
      </style:footer>
    </style:master-page>
    <style:master-page style:name="Convert_20_1" style:display-name="Convert 1" style:page-layout-name="pm2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EMRG Document</dc:title>
    <dc:subject>Document</dc:subject>
    <meta:initial-creator>USER</meta:initial-creator>
    <meta:creation-date>2009-11-21T03:41:00</meta:creation-date>
    <dc:creator>USER</dc:creator>
    <dc:date>2009-12-17T07:08:00</dc:date>
    <meta:print-date>2009-12-17T07:05:00</meta:print-date>
    <meta:editing-cycles>7</meta:editing-cycles>
    <meta:editing-duration>PT38M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64" meta:word-count="200" meta:character-count="1224"/>
  </office:meta>
</office:document-meta>
</file>